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draw:auto-grow-height="true" fo:min-height="3.178cm"/>
    </style:style>
    <style:style style:name="pr6" style:family="presentation" style:parent-style-name="Default-outline1">
      <style:graphic-properties draw:fill-color="#ffffff" draw:auto-grow-height="true" fo:min-height="14.267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7: ch6: methods</presentation:footer-decl>
      <presentation:footer-decl presentation:name="ftr2">CMPTxxxx</presentation:footer-decl>
      <presentation:date-time-decl presentation:name="dtd1" presentation:source="fixed">5 Feb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Ch8: Abstract Classes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2 February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194cm" svg:x="1.055cm" svg:y="2.55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Review of last time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Method overloading</text:p>
              </text:list-item>
            </text:list>
            <text:list text:style-name="L3">
              <text:list-item>
                <text:list>
                  <text:list-item>
                    <text:p text:style-name="P4">Operator overloading not in Java</text:p>
                  </text:list-item>
                </text:list>
              </text:list-item>
            </text:list>
            <text:list text:style-name="L3">
              <text:list-item>
                <text:p text:style-name="P3">JApplet</text:p>
              </text:list-item>
            </text:list>
            <text:list text:style-name="L3">
              <text:list-item>
                <text:list>
                  <text:list-item>
                    <text:p text:style-name="P4">init()/destroy(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tart()/stop(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raw(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Implementing Abstract Classes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Abstract</text:span> classes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Not</text:span> meant to be directly <text:span text:style-name="T1">instantiat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ke a <text:span text:style-name="T1">subclass</text:span> and instantiate tha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ay define <text:span text:style-name="T1">virtual</text:span> methods with empty or non-useful bod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ubclass <text:span text:style-name="T1">overrides</text:span> virtual method with own implementatio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Everything is a subclass of <text:span text:style-name="T2">java.lang.Objec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toString</text:span>(): <text:span text:style-name="T1">virtual</text:span> method, used by <text:span text:style-name="T2">System.out.print(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Example: TimeTest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(See java/ examples directory)</text:p>
              </text:list-item>
            </text:list>
            <text:list text:style-name="L3">
              <text:list-item>
                <text:p text:style-name="P3">Time1 is a subclass of Object</text:p>
              </text:list-item>
            </text:list>
            <text:list text:style-name="L3">
              <text:list-item>
                <text:list>
                  <text:list-item>
                    <text:p text:style-name="P4">No main() func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stantiated in TimeTest</text:p>
                  </text:list-item>
                </text:list>
              </text:list-item>
            </text:list>
            <text:list text:style-name="L3">
              <text:list-item>
                <text:p text:style-name="P3">TimeTest is our main program</text:p>
              </text:list-item>
            </text:list>
            <text:list text:style-name="L3">
              <text:list-item>
                <text:list>
                  <text:list-item>
                    <text:p text:style-name="P4">Testbed for the Time1 clas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6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Midterm </text:span><text:span text:style-name="T3">next week Wed </text:span><text:span text:style-name="T2">21Feb</text:span></text:p>
              </text:list-item>
            </text:list>
            <text:list text:style-name="L3">
              <text:list-item>
                <text:p text:style-name="P3"><text:span text:style-name="T1">Lab3 </text:span><text:span text:style-name="T3">due next week Wed</text:span><text:span text:style-name="T1"> </text:span><text:span text:style-name="T2">21Feb</text:span><text:span text:style-name="T1">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cursion</text:span> (fractal tree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7-01-15T12:24:22</meta:creation-date>
    <dc:creator>Sean Ho</dc:creator>
    <dc:date>2007-02-12T13:06:31</dc:date>
    <dc:language>en-US</dc:language>
    <meta:editing-cycles>51</meta:editing-cycles>
    <meta:editing-duration>PT16H32M23S</meta:editing-duration>
    <meta:user-defined meta:name="Info 1"/>
    <meta:user-defined meta:name="Info 2"/>
    <meta:user-defined meta:name="Info 3"/>
    <meta:user-defined meta:name="Info 4"/>
    <meta:document-statistic meta:object-count="178"/>
  </office:meta>
</office:document-meta>
</file>